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209ff0" officeooo:paragraph-rsid="00209ff0"/>
    </style:style>
    <style:style style:name="P2" style:family="paragraph" style:parent-style-name="Heading_20_2">
      <style:text-properties officeooo:rsid="00209ff0" officeooo:paragraph-rsid="00209ff0"/>
    </style:style>
    <style:style style:name="P3" style:family="paragraph" style:parent-style-name="Heading_20_3">
      <style:text-properties officeooo:rsid="00209ff0" officeooo:paragraph-rsid="00209ff0"/>
    </style:style>
    <style:style style:name="P4" style:family="paragraph" style:parent-style-name="Text_20_body">
      <style:text-properties officeooo:paragraph-rsid="00209ff0"/>
    </style:style>
    <style:style style:name="P5" style:family="paragraph" style:parent-style-name="Title">
      <style:text-properties officeooo:rsid="001f93ca" officeooo:paragraph-rsid="001f93ca"/>
    </style:style>
    <style:style style:name="T1" style:family="text">
      <style:text-properties officeooo:rsid="00209ff0"/>
    </style:style>
    <style:style style:name="T2" style:family="text">
      <style:text-properties officeooo:rsid="002103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Javascript</text:p>
      <text:h text:style-name="P1" text:outline-level="1">FUNDAMENTOS</text:h>
      <text:h text:style-name="P2" text:outline-level="2">VAR, LET E CONST</text:h>
      <text:p text:style-name="P4"><text:tab/><text:span text:style-name="T1">Existe várias formas de você armazenar suas variáveis e constantes, que são var, let e const</text:span></text:p>
      <text:h text:style-name="P3" text:outline-level="3">VAR</text:h>
      <text:p text:style-name="P4"><text:tab/><text:span text:style-name="T1">Var nada mais e nada menos que uma variável em que pode fazer de tudo lá, alterar e manipular os dados quantas vezes quiser.</text:span></text:p>
      <text:h text:style-name="P3" text:outline-level="3">LET</text:h>
      <text:p text:style-name="P4"><text:tab/><text:span text:style-name="T1">Let é como se fosse a versão mais moderna do var. Por ser mais recente, é melhor usar esse tipo de função.</text:span></text:p>
      <text:h text:style-name="P3" text:outline-level="3">CONST</text:h>
      <text:p text:style-name="P4"><text:tab/><text:span text:style-name="T2">Const é uma variável em que não se pode alterar o seu valo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0T18:23:13.616011149</meta:creation-date>
    <dc:date>2024-02-10T19:23:53.016786037</dc:date>
    <meta:editing-duration>PT38M3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84" meta:character-count="434" meta:non-whitespace-character-count="356"/>
  </office:meta>
</office:document-meta>
</file>